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75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87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shrink-to-fit="true"/>
    </style:style>
    <style:style style:name="ce2" style:family="table-cell" style:parent-style-name="Default">
      <style:table-cell-properties fo:border-bottom="none" fo:background-color="#e6e6e6" fo:border-left="0.06pt solid #000000" fo:border-right="0.06pt solid #000000" style:shrink-to-fit="true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style:shrink-to-fit="true" fo:border-top="none"/>
    </style:style>
    <style:style style:name="ce4" style:family="table-cell" style:parent-style-name="Default">
      <style:table-cell-properties fo:border-bottom="none" fo:background-color="#e6e6e6" fo:border-left="0.06pt solid #000000" fo:border-right="0.06pt solid #000000" style:shrink-to-fit="true" fo:border-top="none"/>
    </style:style>
    <style:style style:name="ce5" style:family="table-cell" style:parent-style-name="Default">
      <style:table-cell-properties fo:border-bottom="none" fo:background-color="transparent" fo:border-left="0.06pt solid #000000" fo:border-right="0.06pt solid #000000" style:shrink-to-fit="true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style:shrink-to-fit="true" fo:border-top="none"/>
    </style:style>
    <style:style style:name="ce7" style:family="table-cell" style:parent-style-name="Default">
      <style:table-cell-properties style:shrink-to-fit="false"/>
    </style:style>
    <style:style style:name="ce8" style:family="table-cell" style:parent-style-name="Default">
      <style:table-cell-properties fo:border-bottom="0.06pt solid #000000" fo:border-left="0.06pt solid #000000" fo:border-right="none" style:shrink-to-fit="true" fo:border-top="0.06pt solid #000000"/>
    </style:style>
    <style:style style:name="ce9" style:family="table-cell" style:parent-style-name="Default">
      <style:table-cell-properties fo:border-bottom="none" fo:border-left="0.06pt solid #000000" fo:border-right="none" style:shrink-to-fit="true" fo:border-top="none"/>
    </style:style>
    <style:style style:name="ce10" style:family="table-cell" style:parent-style-name="Default">
      <style:table-cell-properties fo:border-bottom="none" fo:background-color="#e6e6e6" fo:border-left="0.06pt solid #000000" fo:border-right="none" style:shrink-to-fit="true" fo:border-top="none"/>
    </style:style>
    <style:style style:name="ce11" style:family="table-cell" style:parent-style-name="Default">
      <style:table-cell-properties fo:border-bottom="none" fo:background-color="transparent" fo:border-left="0.06pt solid #000000" fo:border-right="none" style:shrink-to-fit="true" fo:border-top="none"/>
    </style:style>
    <style:style style:name="ce12" style:family="table-cell" style:parent-style-name="Default">
      <style:table-cell-properties fo:border-bottom="0.06pt solid #000000" fo:border-left="0.06pt solid #000000" fo:border-right="none" style:shrink-to-fit="true" fo:border-top="none"/>
    </style:style>
    <style:style style:name="ce13" style:family="table-cell" style:parent-style-name="Default">
      <style:table-cell-properties fo:border-bottom="0.06pt solid #000000" fo:border-left="none" fo:border-right="none" style:shrink-to-fit="true" fo:border-top="0.06pt solid #000000"/>
    </style:style>
    <style:style style:name="ce14" style:family="table-cell" style:parent-style-name="Default">
      <style:table-cell-properties fo:background-color="#e6e6e6" style:shrink-to-fit="true"/>
    </style:style>
    <style:style style:name="ce15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 style:shrink-to-fit="true"/>
    </style:style>
    <style:style style:name="ce17" style:family="table-cell" style:parent-style-name="Default">
      <style:table-cell-properties fo:border-bottom="0.06pt solid #000000" fo:border-left="none" fo:border-right="none" style:shrink-to-fit="tru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style:shrink-to-fit="true" fo:border-top="0.06pt solid #000000"/>
    </style:style>
    <style:style style:name="ce19" style:family="table-cell" style:parent-style-name="Default">
      <style:table-cell-properties fo:border-bottom="none" fo:border-left="none" fo:border-right="0.06pt solid #000000" style:shrink-to-fit="true" fo:border-top="none"/>
    </style:style>
    <style:style style:name="ce20" style:family="table-cell" style:parent-style-name="Default">
      <style:table-cell-properties fo:border-bottom="none" fo:background-color="#e6e6e6" fo:border-left="none" fo:border-right="0.06pt solid #000000" style:shrink-to-fit="true" fo:border-top="none"/>
    </style:style>
    <style:style style:name="ce21" style:family="table-cell" style:parent-style-name="Default">
      <style:table-cell-properties fo:border-bottom="none" fo:border-left="none" fo:border-right="0.06pt solid #000000" style:shrink-to-fit="tru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none" fo:border-right="0.06pt solid #000000" style:shrink-to-fit="true" fo:border-top="none"/>
    </style:style>
    <style:style style:name="ce23" style:family="table-cell" style:parent-style-name="Default">
      <style:table-cell-properties fo:border-bottom="0.06pt solid #000000" fo:border-left="none" fo:border-right="0.06pt solid #000000" style:shrink-to-fit="tru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none" style:shrink-to-fit="true" fo:border-top="none"/>
    </style:style>
    <style:style style:name="ce26" style:family="table-cell" style:parent-style-name="Default">
      <style:table-cell-properties fo:border-bottom="0.06pt solid #000000" fo:border-left="none" fo:border-right="0.06pt solid #000000" style:shrink-to-fit="true" fo:border-top="none"/>
    </style:style>
    <style:style style:name="ce27" style:family="table-cell" style:parent-style-name="Default">
      <style:table-cell-properties fo:border-bottom="none" fo:background-color="#e6e6e6" fo:wrap-option="no-wrap" fo:border-left="0.06pt solid #000000" fo:border-right="none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no-wrap" fo:border-left="0.06pt solid #000000" fo:border-right="none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transparent" fo:wrap-option="no-wrap" fo:border-left="0.06pt solid #000000" fo:border-right="none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wrap-option="no-wrap" fo:border-left="0.06pt solid #000000" fo:border-right="none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0.06pt solid #000000"/>
    </style:style>
    <style:style style:name="ce32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shrink-to-fit="fals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e6e6e6" fo:wrap-option="no-wrap" fo:border-left="none" fo:border-right="0.06pt solid #000000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wrap-option="no-wrap" fo:border-left="none" fo:border-right="0.06pt solid #000000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wrap-option="no-wrap" fo:border-left="none" fo:border-right="0.06pt solid #000000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transparent" fo:wrap-option="no-wrap" fo:border-left="none" fo:border-right="0.06pt solid #000000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fo:wrap-option="no-wrap" fo:border-left="none" fo:border-right="0.06pt solid #000000" style:shrink-to-fit="true" fo:border-top="none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default-cell-style-name="ce20"/>
        <table:table-column table:style-name="co5" table:default-cell-style-name="ce10"/>
        <table:table-column table:style-name="co6" table:default-cell-style-name="ce14"/>
        <table:table-column table:style-name="co7" table:default-cell-style-name="ce20"/>
        <table:table-column table:style-name="co6" table:default-cell-style-name="ce27"/>
        <table:table-column table:style-name="co5" table:default-cell-style-name="Default"/>
        <table:table-column table:style-name="co8" table:default-cell-style-name="ce40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8" office:value-type="string">
            <text:p>Cstrong</text:p>
          </table:table-cell>
          <table:table-cell table:style-name="ce13"/>
          <table:table-cell table:style-name="ce18"/>
          <table:table-cell table:style-name="ce8" office:value-type="string">
            <text:p>Ustrong</text:p>
          </table:table-cell>
          <table:table-cell table:style-name="ce13"/>
          <table:table-cell table:style-name="ce18"/>
          <table:table-cell table:style-name="ce8" office:value-type="string">
            <text:p>KaHyPar</text:p>
          </table:table-cell>
          <table:table-cell table:style-name="ce31" office:value-type="string">
            <text:p>(5 iterations)</text:p>
          </table:table-cell>
          <table:table-cell table:style-name="ce38"/>
          <table:table-cell office:value-type="string">
            <text:p>relative Cstrong</text:p>
          </table:table-cell>
          <table:table-cell/>
          <table:table-cell office:value-type="string">
            <text:p>Ustrong</text:p>
          </table:table-cell>
          <table:table-cell/>
        </table:table-row>
        <table:table-row table:style-name="ro2">
          <table:table-cell table:style-name="ce1"/>
          <table:table-cell table:style-name="ce9" office:value-type="string">
            <text:p>Time</text:p>
          </table:table-cell>
          <table:table-cell table:style-name="ce1" office:value-type="string">
            <text:p>Avg</text:p>
          </table:table-cell>
          <table:table-cell table:style-name="ce19" office:value-type="string">
            <text:p>Best</text:p>
          </table:table-cell>
          <table:table-cell table:style-name="ce9" office:value-type="string">
            <text:p>Time</text:p>
          </table:table-cell>
          <table:table-cell table:style-name="ce1" office:value-type="string">
            <text:p>Avg</text:p>
          </table:table-cell>
          <table:table-cell table:style-name="ce19" office:value-type="string">
            <text:p>Best</text:p>
          </table:table-cell>
          <table:table-cell table:style-name="ce9" office:value-type="string">
            <text:p>Time</text:p>
          </table:table-cell>
          <table:table-cell table:style-name="ce1" office:value-type="string">
            <text:p>Avg</text:p>
          </table:table-cell>
          <table:table-cell table:style-name="ce39" office:value-type="string">
            <text:p>Best</text:p>
          </table:table-cell>
          <table:table-cell office:value-type="string">
            <text:p>avg</text:p>
          </table:table-cell>
          <table:table-cell office:value-type="string">
            <text:p>best</text:p>
          </table:table-cell>
          <table:table-cell office:value-type="string">
            <text:p>avg</text:p>
          </table:table-cell>
          <table:table-cell office:value-type="string">
            <text:p>best</text:p>
          </table:table-cell>
        </table:table-row>
        <table:table-row table:style-name="ro1">
          <table:table-cell table:style-name="ce2" office:value-type="string">
            <text:p>Amazon-2008</text:p>
          </table:table-cell>
          <table:table-cell office:value-type="float" office:value="417.41">
            <text:p>417.41</text:p>
          </table:table-cell>
          <table:table-cell office:value-type="float" office:value="68420.8">
            <text:p>68420.8</text:p>
          </table:table-cell>
          <table:table-cell office:value-type="float" office:value="67520">
            <text:p>67520</text:p>
          </table:table-cell>
          <table:table-cell office:value-type="float" office:value="241.92">
            <text:p>241.92</text:p>
          </table:table-cell>
          <table:table-cell office:value-type="float" office:value="70138.7">
            <text:p>70138.7</text:p>
          </table:table-cell>
          <table:table-cell office:value-type="float" office:value="67939">
            <text:p>67939</text:p>
          </table:table-cell>
          <table:table-cell office:value-type="float" office:value="1083.2004">
            <text:p>1083.2004</text:p>
          </table:table-cell>
          <table:table-cell table:style-name="ce32" office:value-type="float" office:value="66681">
            <text:p>66681</text:p>
          </table:table-cell>
          <table:table-cell office:value-type="float" office:value="66310">
            <text:p>66310</text:p>
          </table:table-cell>
          <table:table-cell table:formula="of:=100-[.I3]*100/[.C3]" office:value-type="float" office:value="2.54279400416249">
            <text:p>2.5427940042</text:p>
          </table:table-cell>
          <table:table-cell table:formula="of:=100-[.J3]*100/[.D3]" office:value-type="float" office:value="1.79206161137441">
            <text:p>1.7920616114</text:p>
          </table:table-cell>
          <table:table-cell table:formula="of:=100-[.I3]*100/[.F3]" office:value-type="float" office:value="4.92980337531206">
            <text:p>4.9298033753</text:p>
          </table:table-cell>
          <table:table-cell table:formula="of:=100-[.J3]*100/[.G3]" office:value-type="float" office:value="2.39773914835366">
            <text:p>2.3977391484</text:p>
          </table:table-cell>
        </table:table-row>
        <table:table-row table:style-name="ro1">
          <table:table-cell table:style-name="ce3" office:value-type="string">
            <text:p>as-22july06</text:p>
          </table:table-cell>
          <table:table-cell table:style-name="ce9" office:value-type="float" office:value="50.11">
            <text:p>50.11</text:p>
          </table:table-cell>
          <table:table-cell table:style-name="ce1" office:value-type="float" office:value="3572.2">
            <text:p>3572.2</text:p>
          </table:table-cell>
          <table:table-cell table:style-name="ce19" office:value-type="float" office:value="3516">
            <text:p>3516</text:p>
          </table:table-cell>
          <table:table-cell table:style-name="ce9" office:value-type="float" office:value="6.38">
            <text:p>6.38</text:p>
          </table:table-cell>
          <table:table-cell table:style-name="ce15" office:value-type="float" office:value="3521.9">
            <text:p>3521.9</text:p>
          </table:table-cell>
          <table:table-cell table:style-name="ce21" office:value-type="float" office:value="3515">
            <text:p>3515</text:p>
          </table:table-cell>
          <table:table-cell table:style-name="ce28" office:value-type="float" office:value="23.32664">
            <text:p>23.32664</text:p>
          </table:table-cell>
          <table:table-cell table:style-name="ce33" office:value-type="float" office:value="3568.8">
            <text:p>3568.8</text:p>
          </table:table-cell>
          <table:table-cell table:style-name="ce41" office:value-type="float" office:value="3515">
            <text:p>3515</text:p>
          </table:table-cell>
          <table:table-cell table:formula="of:=100-[.I4]*100/[.C4]" office:value-type="float" office:value="0.0951794412406883">
            <text:p>0.0951794412</text:p>
          </table:table-cell>
          <table:table-cell table:formula="of:=100-[.J4]*100/[.D4]" office:value-type="float" office:value="0.0284414106939721">
            <text:p>0.0284414107</text:p>
          </table:table-cell>
          <table:table-cell table:formula="of:=100-[.I4]*100/[.F4]" office:value-type="float" office:value="-1.33166756580255">
            <text:p>-1.3316675658</text:p>
          </table:table-cell>
          <table:table-cell table:formula="of:=100-[.J4]*100/[.G4]" office:value-type="float" office:value="0">
            <text:p>0</text:p>
          </table:table-cell>
        </table:table-row>
        <table:table-row table:style-name="ro1">
          <table:table-cell office:value-type="string">
            <text:p>As-skitter</text:p>
          </table:table-cell>
          <table:table-cell office:value-type="float" office:value="346.21">
            <text:p>346.21</text:p>
          </table:table-cell>
          <table:table-cell office:value-type="float" office:value="248918.3">
            <text:p>248918.3</text:p>
          </table:table-cell>
          <table:table-cell office:value-type="float" office:value="230460">
            <text:p>230460</text:p>
          </table:table-cell>
          <table:table-cell office:value-type="float" office:value="234.36">
            <text:p>234.36</text:p>
          </table:table-cell>
          <table:table-cell office:value-type="float" office:value="245738.2">
            <text:p>245738.2</text:p>
          </table:table-cell>
          <table:table-cell office:value-type="float" office:value="239686">
            <text:p>239686</text:p>
          </table:table-cell>
          <table:table-cell office:value-type="float" office:value="10382.88">
            <text:p>10382.88</text:p>
          </table:table-cell>
          <table:table-cell table:style-name="ce32" office:value-type="float" office:value="203776">
            <text:p>203776</text:p>
          </table:table-cell>
          <table:table-cell office:value-type="float" office:value="202988">
            <text:p>202988</text:p>
          </table:table-cell>
          <table:table-cell table:formula="of:=100-[.I5]*100/[.C5]" office:value-type="float" office:value="18.1353881976536">
            <text:p>18.1353881977</text:p>
          </table:table-cell>
          <table:table-cell table:formula="of:=100-[.J5]*100/[.D5]" office:value-type="float" office:value="11.920506812462">
            <text:p>11.9205068125</text:p>
          </table:table-cell>
          <table:table-cell table:formula="of:=100-[.I5]*100/[.F5]" office:value-type="float" office:value="17.0759776054354">
            <text:p>17.0759776054</text:p>
          </table:table-cell>
          <table:table-cell table:formula="of:=100-[.J5]*100/[.G5]" office:value-type="float" office:value="15.3108650484384">
            <text:p>15.3108650484</text:p>
          </table:table-cell>
        </table:table-row>
        <table:table-row table:style-name="ro1">
          <table:table-cell table:style-name="ce3" office:value-type="string">
            <text:p>citationCiteseer</text:p>
          </table:table-cell>
          <table:table-cell table:style-name="ce9" office:value-type="float" office:value="184.37">
            <text:p>184.37</text:p>
          </table:table-cell>
          <table:table-cell table:style-name="ce1" office:value-type="float" office:value="32471.1">
            <text:p>32471.1</text:p>
          </table:table-cell>
          <table:table-cell table:style-name="ce21" office:value-type="float" office:value="32166">
            <text:p>32166</text:p>
          </table:table-cell>
          <table:table-cell table:style-name="ce9" office:value-type="float" office:value="85.41">
            <text:p>85.41</text:p>
          </table:table-cell>
          <table:table-cell table:style-name="ce1" office:value-type="float" office:value="32553.9">
            <text:p>32553.9</text:p>
          </table:table-cell>
          <table:table-cell table:style-name="ce19" office:value-type="float" office:value="32220">
            <text:p>32220</text:p>
          </table:table-cell>
          <table:table-cell table:style-name="ce28" office:value-type="float" office:value="386.0348">
            <text:p>386.0348</text:p>
          </table:table-cell>
          <table:table-cell table:style-name="ce34" office:value-type="float" office:value="32297">
            <text:p>32297</text:p>
          </table:table-cell>
          <table:table-cell table:style-name="ce42" office:value-type="float" office:value="32168">
            <text:p>32168</text:p>
          </table:table-cell>
          <table:table-cell table:formula="of:=100-[.I6]*100/[.C6]" office:value-type="float" office:value="0.536169085740852">
            <text:p>0.5361690857</text:p>
          </table:table-cell>
          <table:table-cell table:formula="of:=100-[.J6]*100/[.D6]" office:value-type="float" office:value="-0.0062177454454968">
            <text:p>-0.0062177454</text:p>
          </table:table-cell>
          <table:table-cell table:formula="of:=100-[.I6]*100/[.F6]" office:value-type="float" office:value="0.789152758962828">
            <text:p>0.789152759</text:p>
          </table:table-cell>
          <table:table-cell table:formula="of:=100-[.J6]*100/[.G6]" office:value-type="float" office:value="0.161390440720055">
            <text:p>0.1613904407</text:p>
          </table:table-cell>
        </table:table-row>
        <table:table-row table:style-name="ro1">
          <table:table-cell table:style-name="ce3" office:value-type="string">
            <text:p>Cnr-2000</text:p>
          </table:table-cell>
          <table:table-cell table:style-name="ce9" office:value-type="float" office:value="63.8">
            <text:p>63.8</text:p>
          </table:table-cell>
          <table:table-cell table:style-name="ce15" office:value-type="float" office:value="213.6">
            <text:p>213.6</text:p>
          </table:table-cell>
          <table:table-cell table:style-name="ce21" office:value-type="float" office:value="174">
            <text:p>174</text:p>
          </table:table-cell>
          <table:table-cell table:style-name="ce9" office:value-type="float" office:value="58.3">
            <text:p>58.3</text:p>
          </table:table-cell>
          <table:table-cell table:style-name="ce1" office:value-type="float" office:value="221.7">
            <text:p>221.7</text:p>
          </table:table-cell>
          <table:table-cell table:style-name="ce19" office:value-type="float" office:value="203">
            <text:p>203</text:p>
          </table:table-cell>
          <table:table-cell table:style-name="ce28" office:value-type="float" office:value="4214.876">
            <text:p>4214.876</text:p>
          </table:table-cell>
          <table:table-cell table:style-name="ce33" office:value-type="float" office:value="251.2">
            <text:p>251.2</text:p>
          </table:table-cell>
          <table:table-cell table:style-name="ce42" office:value-type="float" office:value="186">
            <text:p>186</text:p>
          </table:table-cell>
          <table:table-cell table:formula="of:=100-[.I7]*100/[.C7]" office:value-type="float" office:value="-17.6029962546817">
            <text:p>-17.6029962547</text:p>
          </table:table-cell>
          <table:table-cell table:formula="of:=100-[.J7]*100/[.D7]" office:value-type="float" office:value="-6.89655172413794">
            <text:p>-6.8965517241</text:p>
          </table:table-cell>
          <table:table-cell table:formula="of:=100-[.I7]*100/[.F7]" office:value-type="float" office:value="-13.3062697338746">
            <text:p>-13.3062697339</text:p>
          </table:table-cell>
          <table:table-cell table:formula="of:=100-[.J7]*100/[.G7]" office:value-type="float" office:value="8.3743842364532">
            <text:p>8.3743842365</text:p>
          </table:table-cell>
        </table:table-row>
        <table:table-row table:style-name="ro1">
          <table:table-cell office:value-type="string">
            <text:p>coAuthorsCiteseer</text:p>
          </table:table-cell>
          <table:table-cell office:value-type="float" office:value="68.21">
            <text:p>68.21</text:p>
          </table:table-cell>
          <table:table-cell office:value-type="float" office:value="17819.6">
            <text:p>17819.6</text:p>
          </table:table-cell>
          <table:table-cell office:value-type="float" office:value="17456">
            <text:p>17456</text:p>
          </table:table-cell>
          <table:table-cell office:value-type="float" office:value="38.36">
            <text:p>38.36</text:p>
          </table:table-cell>
          <table:table-cell office:value-type="float" office:value="18672.3">
            <text:p>18672.3</text:p>
          </table:table-cell>
          <table:table-cell office:value-type="float" office:value="18219">
            <text:p>18219</text:p>
          </table:table-cell>
          <table:table-cell office:value-type="float" office:value="119.4731">
            <text:p>119.4731</text:p>
          </table:table-cell>
          <table:table-cell table:style-name="ce32" office:value-type="float" office:value="17116">
            <text:p>17116</text:p>
          </table:table-cell>
          <table:table-cell office:value-type="float" office:value="16978">
            <text:p>16978</text:p>
          </table:table-cell>
          <table:table-cell table:formula="of:=100-[.I8]*100/[.C8]" office:value-type="float" office:value="3.94846124492132">
            <text:p>3.9484612449</text:p>
          </table:table-cell>
          <table:table-cell table:formula="of:=100-[.J8]*100/[.D8]" office:value-type="float" office:value="2.73831347387717">
            <text:p>2.7383134739</text:p>
          </table:table-cell>
          <table:table-cell table:formula="of:=100-[.I8]*100/[.F8]" office:value-type="float" office:value="8.33480610315814">
            <text:p>8.3348061032</text:p>
          </table:table-cell>
          <table:table-cell table:formula="of:=100-[.J8]*100/[.G8]" office:value-type="float" office:value="6.81157033865745">
            <text:p>6.8115703387</text:p>
          </table:table-cell>
        </table:table-row>
        <table:table-row table:style-name="ro1">
          <table:table-cell table:style-name="ce3" office:value-type="string">
            <text:p>coAuthorsDBLP</text:p>
          </table:table-cell>
          <table:table-cell table:style-name="ce9" office:value-type="float" office:value="206.52">
            <text:p>206.52</text:p>
          </table:table-cell>
          <table:table-cell table:style-name="ce15" office:value-type="float" office:value="44311.3">
            <text:p>44311.3</text:p>
          </table:table-cell>
          <table:table-cell table:style-name="ce21" office:value-type="float" office:value="43890">
            <text:p>43890</text:p>
          </table:table-cell>
          <table:table-cell table:style-name="ce9" office:value-type="float" office:value="86.52">
            <text:p>86.52</text:p>
          </table:table-cell>
          <table:table-cell table:style-name="ce1" office:value-type="float" office:value="44873.3">
            <text:p>44873.3</text:p>
          </table:table-cell>
          <table:table-cell table:style-name="ce19" office:value-type="float" office:value="44460">
            <text:p>44460</text:p>
          </table:table-cell>
          <table:table-cell table:style-name="ce28" office:value-type="float" office:value="424.5804">
            <text:p>424.5804</text:p>
          </table:table-cell>
          <table:table-cell table:style-name="ce33" office:value-type="float" office:value="44591.2">
            <text:p>44591.2</text:p>
          </table:table-cell>
          <table:table-cell table:style-name="ce42" office:value-type="float" office:value="44413">
            <text:p>44413</text:p>
          </table:table-cell>
          <table:table-cell table:formula="of:=100-[.I9]*100/[.C9]" office:value-type="float" office:value="-0.631667317365995">
            <text:p>-0.6316673174</text:p>
          </table:table-cell>
          <table:table-cell table:formula="of:=100-[.J9]*100/[.D9]" office:value-type="float" office:value="-1.19161540214172">
            <text:p>-1.1916154021</text:p>
          </table:table-cell>
          <table:table-cell table:formula="of:=100-[.I9]*100/[.F9]" office:value-type="float" office:value="0.628658912983894">
            <text:p>0.628658913</text:p>
          </table:table-cell>
          <table:table-cell table:formula="of:=100-[.J9]*100/[.G9]" office:value-type="float" office:value="0.105713000449839">
            <text:p>0.1057130004</text:p>
          </table:table-cell>
        </table:table-row>
        <table:table-row table:style-name="ro1">
          <table:table-cell office:value-type="string">
            <text:p>coPapersCiteseer</text:p>
          </table:table-cell>
          <table:table-cell office:value-type="float" office:value="165.98">
            <text:p>165.98</text:p>
          </table:table-cell>
          <table:table-cell office:value-type="float" office:value="237645.3">
            <text:p>237645.3</text:p>
          </table:table-cell>
          <table:table-cell office:value-type="float" office:value="230850">
            <text:p>230850</text:p>
          </table:table-cell>
          <table:table-cell office:value-type="float" office:value="133.65">
            <text:p>133.65</text:p>
          </table:table-cell>
          <table:table-cell office:value-type="float" office:value="259546.1">
            <text:p>259546.1</text:p>
          </table:table-cell>
          <table:table-cell office:value-type="float" office:value="240496">
            <text:p>240496</text:p>
          </table:table-cell>
          <table:table-cell office:value-type="float" office:value="7616.224">
            <text:p>7616.224</text:p>
          </table:table-cell>
          <table:table-cell table:style-name="ce32" office:value-type="float" office:value="222306.8">
            <text:p>222306.8</text:p>
          </table:table-cell>
          <table:table-cell office:value-type="float" office:value="219680">
            <text:p>219680</text:p>
          </table:table-cell>
          <table:table-cell table:formula="of:=100-[.I10]*100/[.C10]" office:value-type="float" office:value="6.45436707563751">
            <text:p>6.4543670756</text:p>
          </table:table-cell>
          <table:table-cell table:formula="of:=100-[.J10]*100/[.D10]" office:value-type="float" office:value="4.83863980940005">
            <text:p>4.8386398094</text:p>
          </table:table-cell>
          <table:table-cell table:formula="of:=100-[.I10]*100/[.F10]" office:value-type="float" office:value="14.3478557373815">
            <text:p>14.3478557374</text:p>
          </table:table-cell>
          <table:table-cell table:formula="of:=100-[.J10]*100/[.G10]" office:value-type="float" office:value="8.65544541281352">
            <text:p>8.6554454128</text:p>
          </table:table-cell>
        </table:table-row>
        <table:table-row table:style-name="ro1">
          <table:table-cell office:value-type="string">
            <text:p>coPapersDBLP</text:p>
          </table:table-cell>
          <table:table-cell office:value-type="float" office:value="282.38">
            <text:p>282.38</text:p>
          </table:table-cell>
          <table:table-cell office:value-type="float" office:value="491590.2">
            <text:p>491590.2</text:p>
          </table:table-cell>
          <table:table-cell office:value-type="float" office:value="456341">
            <text:p>456341</text:p>
          </table:table-cell>
          <table:table-cell office:value-type="float" office:value="178.24">
            <text:p>178.24</text:p>
          </table:table-cell>
          <table:table-cell office:value-type="float" office:value="504117.2">
            <text:p>504117.2</text:p>
          </table:table-cell>
          <table:table-cell office:value-type="float" office:value="499830">
            <text:p>499830</text:p>
          </table:table-cell>
          <table:table-cell office:value-type="float" office:value="10586.56">
            <text:p>10586.56</text:p>
          </table:table-cell>
          <table:table-cell table:style-name="ce32" office:value-type="float" office:value="459062.8">
            <text:p>459062.8</text:p>
          </table:table-cell>
          <table:table-cell office:value-type="float" office:value="454293">
            <text:p>454293</text:p>
          </table:table-cell>
          <table:table-cell table:formula="of:=100-[.I11]*100/[.C11]" office:value-type="float" office:value="6.61677144906469">
            <text:p>6.6167714491</text:p>
          </table:table-cell>
          <table:table-cell table:formula="of:=100-[.J11]*100/[.D11]" office:value-type="float" office:value="0.448787200799401">
            <text:p>0.4487872008</text:p>
          </table:table-cell>
          <table:table-cell table:formula="of:=100-[.I11]*100/[.F11]" office:value-type="float" office:value="8.93728680552856">
            <text:p>8.9372868055</text:p>
          </table:table-cell>
          <table:table-cell table:formula="of:=100-[.J11]*100/[.G11]" office:value-type="float" office:value="9.11049756917352">
            <text:p>9.1104975692</text:p>
          </table:table-cell>
        </table:table-row>
        <table:table-row table:style-name="ro1">
          <table:table-cell office:value-type="string">
            <text:p>Email-EuAll</text:p>
          </table:table-cell>
          <table:table-cell office:value-type="float" office:value="31.06">
            <text:p>31.06</text:p>
          </table:table-cell>
          <table:table-cell office:value-type="float" office:value="748.8">
            <text:p>748.8</text:p>
          </table:table-cell>
          <table:table-cell office:value-type="float" office:value="706">
            <text:p>706</text:p>
          </table:table-cell>
          <table:table-cell office:value-type="float" office:value="6.73">
            <text:p>6.73</text:p>
          </table:table-cell>
          <table:table-cell office:value-type="float" office:value="789.2">
            <text:p>789.2</text:p>
          </table:table-cell>
          <table:table-cell office:value-type="float" office:value="698">
            <text:p>698</text:p>
          </table:table-cell>
          <table:table-cell office:value-type="float" office:value="63.8393">
            <text:p>63.8393</text:p>
          </table:table-cell>
          <table:table-cell table:style-name="ce32" office:value-type="float" office:value="645.6">
            <text:p>645.6</text:p>
          </table:table-cell>
          <table:table-cell office:value-type="float" office:value="603">
            <text:p>603</text:p>
          </table:table-cell>
          <table:table-cell table:formula="of:=100-[.I12]*100/[.C12]" office:value-type="float" office:value="13.7820512820513">
            <text:p>13.7820512821</text:p>
          </table:table-cell>
          <table:table-cell table:formula="of:=100-[.J12]*100/[.D12]" office:value-type="float" office:value="14.5892351274788">
            <text:p>14.5892351275</text:p>
          </table:table-cell>
          <table:table-cell table:formula="of:=100-[.I12]*100/[.F12]" office:value-type="float" office:value="18.1956411556006">
            <text:p>18.1956411556</text:p>
          </table:table-cell>
          <table:table-cell table:formula="of:=100-[.J12]*100/[.G12]" office:value-type="float" office:value="13.6103151862464">
            <text:p>13.6103151862</text:p>
          </table:table-cell>
        </table:table-row>
        <table:table-row table:style-name="ro1">
          <table:table-cell office:value-type="string">
            <text:p>enron</text:p>
          </table:table-cell>
          <table:table-cell office:value-type="float" office:value="74.96">
            <text:p>74.96</text:p>
          </table:table-cell>
          <table:table-cell office:value-type="float" office:value="12155.3">
            <text:p>12155.3</text:p>
          </table:table-cell>
          <table:table-cell office:value-type="float" office:value="9796">
            <text:p>9796</text:p>
          </table:table-cell>
          <table:table-cell office:value-type="float" office:value="12.03">
            <text:p>12.03</text:p>
          </table:table-cell>
          <table:table-cell office:value-type="float" office:value="10758.3">
            <text:p>10758.3</text:p>
          </table:table-cell>
          <table:table-cell office:value-type="float" office:value="9106">
            <text:p>9106</text:p>
          </table:table-cell>
          <table:table-cell office:value-type="float" office:value="107.80098">
            <text:p>107.80098</text:p>
          </table:table-cell>
          <table:table-cell table:style-name="ce32" office:value-type="float" office:value="5834.8">
            <text:p>5834.8</text:p>
          </table:table-cell>
          <table:table-cell office:value-type="float" office:value="5223">
            <text:p>5223</text:p>
          </table:table-cell>
          <table:table-cell table:formula="of:=100-[.I13]*100/[.C13]" office:value-type="float" office:value="51.9978939228156">
            <text:p>51.9978939228</text:p>
          </table:table-cell>
          <table:table-cell table:formula="of:=100-[.J13]*100/[.D13]" office:value-type="float" office:value="46.6823193140057">
            <text:p>46.682319314</text:p>
          </table:table-cell>
          <table:table-cell table:formula="of:=100-[.I13]*100/[.F13]" office:value-type="float" office:value="45.7646654211167">
            <text:p>45.7646654211</text:p>
          </table:table-cell>
          <table:table-cell table:formula="of:=100-[.J13]*100/[.G13]" office:value-type="float" office:value="42.6422139248847">
            <text:p>42.6422139249</text:p>
          </table:table-cell>
        </table:table-row>
        <table:table-row table:style-name="ro1">
          <table:table-cell table:style-name="ce5" office:value-type="string">
            <text:p>eu-2005</text:p>
          </table:table-cell>
          <table:table-cell table:style-name="ce11" office:value-type="float" office:value="315.59">
            <text:p>315.59</text:p>
          </table:table-cell>
          <table:table-cell table:style-name="ce16" office:value-type="float" office:value="19535.8">
            <text:p>19535.8</text:p>
          </table:table-cell>
          <table:table-cell table:style-name="ce22" office:value-type="float" office:value="18738">
            <text:p>18738</text:p>
          </table:table-cell>
          <table:table-cell table:style-name="ce11" office:value-type="float" office:value="303.8">
            <text:p>303.8</text:p>
          </table:table-cell>
          <table:table-cell table:style-name="ce24" office:value-type="float" office:value="19483.1">
            <text:p>19483.1</text:p>
          </table:table-cell>
          <table:table-cell table:style-name="ce22" office:value-type="float" office:value="18615">
            <text:p>18615</text:p>
          </table:table-cell>
          <table:table-cell table:style-name="ce29" office:value-type="float" office:value="26555.24">
            <text:p>26555.24</text:p>
          </table:table-cell>
          <table:table-cell table:style-name="ce35" office:value-type="float" office:value="19632.8">
            <text:p>19632.8</text:p>
          </table:table-cell>
          <table:table-cell table:style-name="ce43" office:value-type="float" office:value="18461">
            <text:p>18461</text:p>
          </table:table-cell>
          <table:table-cell table:formula="of:=100-[.I14]*100/[.C14]" office:value-type="float" office:value="-0.496524329692164">
            <text:p>-0.4965243297</text:p>
          </table:table-cell>
          <table:table-cell table:formula="of:=100-[.J14]*100/[.D14]" office:value-type="float" office:value="1.47827943216993">
            <text:p>1.4782794322</text:p>
          </table:table-cell>
          <table:table-cell table:formula="of:=100-[.I14]*100/[.F14]" office:value-type="float" office:value="-0.768358218148038">
            <text:p>-0.7683582181</text:p>
          </table:table-cell>
          <table:table-cell table:formula="of:=100-[.J14]*100/[.G14]" office:value-type="float" office:value="0.827289820037606">
            <text:p>0.82728982</text:p>
          </table:table-cell>
        </table:table-row>
        <table:table-row table:style-name="ro1">
          <table:table-cell office:value-type="string">
            <text:p>in-2004</text:p>
          </table:table-cell>
          <table:table-cell office:value-type="float" office:value="185.66">
            <text:p>185.66</text:p>
          </table:table-cell>
          <table:table-cell office:value-type="float" office:value="3360.7">
            <text:p>3360.7</text:p>
          </table:table-cell>
          <table:table-cell office:value-type="float" office:value="3264">
            <text:p>3264</text:p>
          </table:table-cell>
          <table:table-cell office:value-type="float" office:value="177.13">
            <text:p>177.13</text:p>
          </table:table-cell>
          <table:table-cell office:value-type="float" office:value="3253.1">
            <text:p>3253.1</text:p>
          </table:table-cell>
          <table:table-cell office:value-type="float" office:value="3120">
            <text:p>3120</text:p>
          </table:table-cell>
          <table:table-cell office:value-type="float" office:value="13934.88">
            <text:p>13934.88</text:p>
          </table:table-cell>
          <table:table-cell table:style-name="ce32" office:value-type="float" office:value="2380.8">
            <text:p>2380.8</text:p>
          </table:table-cell>
          <table:table-cell office:value-type="float" office:value="2346">
            <text:p>2346</text:p>
          </table:table-cell>
          <table:table-cell table:formula="of:=100-[.I15]*100/[.C15]" office:value-type="float" office:value="29.1576159728628">
            <text:p>29.1576159729</text:p>
          </table:table-cell>
          <table:table-cell table:formula="of:=100-[.J15]*100/[.D15]" office:value-type="float" office:value="28.125">
            <text:p>28.125</text:p>
          </table:table-cell>
          <table:table-cell table:formula="of:=100-[.I15]*100/[.F15]" office:value-type="float" office:value="26.8144231655959">
            <text:p>26.8144231656</text:p>
          </table:table-cell>
          <table:table-cell table:formula="of:=100-[.J15]*100/[.G15]" office:value-type="float" office:value="24.8076923076923">
            <text:p>24.8076923077</text:p>
          </table:table-cell>
        </table:table-row>
        <table:table-row table:style-name="ro1">
          <table:table-cell office:value-type="string">
            <text:p>loc-brightkite_edges</text:p>
          </table:table-cell>
          <table:table-cell office:value-type="float" office:value="58.53">
            <text:p>58.53</text:p>
          </table:table-cell>
          <table:table-cell office:value-type="float" office:value="18391.4">
            <text:p>18391.4</text:p>
          </table:table-cell>
          <table:table-cell office:value-type="float" office:value="17862">
            <text:p>17862</text:p>
          </table:table-cell>
          <table:table-cell office:value-type="float" office:value="20.55">
            <text:p>20.55</text:p>
          </table:table-cell>
          <table:table-cell office:value-type="float" office:value="18781.4">
            <text:p>18781.4</text:p>
          </table:table-cell>
          <table:table-cell office:value-type="float" office:value="18151">
            <text:p>18151</text:p>
          </table:table-cell>
          <table:table-cell office:value-type="float" office:value="82.22544">
            <text:p>82.22544</text:p>
          </table:table-cell>
          <table:table-cell table:style-name="ce32" office:value-type="float" office:value="17192.8">
            <text:p>17192.8</text:p>
          </table:table-cell>
          <table:table-cell office:value-type="float" office:value="17137">
            <text:p>17137</text:p>
          </table:table-cell>
          <table:table-cell table:formula="of:=100-[.I16]*100/[.C16]" office:value-type="float" office:value="6.51717650641061">
            <text:p>6.5171765064</text:p>
          </table:table-cell>
          <table:table-cell table:formula="of:=100-[.J16]*100/[.D16]" office:value-type="float" office:value="4.05889598029336">
            <text:p>4.0588959803</text:p>
          </table:table-cell>
          <table:table-cell table:formula="of:=100-[.I16]*100/[.F16]" office:value-type="float" office:value="8.45836838574336">
            <text:p>8.4583683857</text:p>
          </table:table-cell>
          <table:table-cell table:formula="of:=100-[.J16]*100/[.G16]" office:value-type="float" office:value="5.58646906506529">
            <text:p>5.5864690651</text:p>
          </table:table-cell>
        </table:table-row>
        <table:table-row table:style-name="ro1">
          <table:table-cell office:value-type="string">
            <text:p>loc-gowalla_edges</text:p>
          </table:table-cell>
          <table:table-cell office:value-type="float" office:value="481.89">
            <text:p>481.89</text:p>
          </table:table-cell>
          <table:table-cell office:value-type="float" office:value="52740.9">
            <text:p>52740.9</text:p>
          </table:table-cell>
          <table:table-cell office:value-type="float" office:value="50078">
            <text:p>50078</text:p>
          </table:table-cell>
          <table:table-cell office:value-type="float" office:value="112.69">
            <text:p>112.69</text:p>
          </table:table-cell>
          <table:table-cell office:value-type="float" office:value="53200.4">
            <text:p>53200.4</text:p>
          </table:table-cell>
          <table:table-cell office:value-type="float" office:value="51177">
            <text:p>51177</text:p>
          </table:table-cell>
          <table:table-cell office:value-type="float" office:value="1105.656">
            <text:p>1105.656</text:p>
          </table:table-cell>
          <table:table-cell table:style-name="ce32" office:value-type="float" office:value="46819.2">
            <text:p>46819.2</text:p>
          </table:table-cell>
          <table:table-cell office:value-type="float" office:value="46501">
            <text:p>46501</text:p>
          </table:table-cell>
          <table:table-cell table:formula="of:=100-[.I17]*100/[.C17]" office:value-type="float" office:value="11.2279085112313">
            <text:p>11.2279085112</text:p>
          </table:table-cell>
          <table:table-cell table:formula="of:=100-[.J17]*100/[.D17]" office:value-type="float" office:value="7.14285714285714">
            <text:p>7.1428571429</text:p>
          </table:table-cell>
          <table:table-cell table:formula="of:=100-[.I17]*100/[.F17]" office:value-type="float" office:value="11.9946466567921">
            <text:p>11.9946466568</text:p>
          </table:table-cell>
          <table:table-cell table:formula="of:=100-[.J17]*100/[.G17]" office:value-type="float" office:value="9.13691697442211">
            <text:p>9.1369169744</text:p>
          </table:table-cell>
        </table:table-row>
        <table:table-row table:style-name="ro1">
          <table:table-cell office:value-type="string">
            <text:p>P2p-Gnutella04</text:p>
          </table:table-cell>
          <table:table-cell office:value-type="float" office:value="19.43">
            <text:p>19.43</text:p>
          </table:table-cell>
          <table:table-cell office:value-type="float" office:value="7200.9">
            <text:p>7200.9</text:p>
          </table:table-cell>
          <table:table-cell office:value-type="float" office:value="7153">
            <text:p>7153</text:p>
          </table:table-cell>
          <table:table-cell office:value-type="float" office:value="3.5">
            <text:p>3.5</text:p>
          </table:table-cell>
          <table:table-cell office:value-type="float" office:value="7346.5">
            <text:p>7346.5</text:p>
          </table:table-cell>
          <table:table-cell office:value-type="float" office:value="7216">
            <text:p>7216</text:p>
          </table:table-cell>
          <table:table-cell office:value-type="float" office:value="13.76526">
            <text:p>13.76526</text:p>
          </table:table-cell>
          <table:table-cell table:style-name="ce32" office:value-type="float" office:value="7064.6">
            <text:p>7064.6</text:p>
          </table:table-cell>
          <table:table-cell office:value-type="float" office:value="7051">
            <text:p>7051</text:p>
          </table:table-cell>
          <table:table-cell table:formula="of:=100-[.I18]*100/[.C18]" office:value-type="float" office:value="1.89281895318641">
            <text:p>1.8928189532</text:p>
          </table:table-cell>
          <table:table-cell table:formula="of:=100-[.J18]*100/[.D18]" office:value-type="float" office:value="1.42597511533623">
            <text:p>1.4259751153</text:p>
          </table:table-cell>
          <table:table-cell table:formula="of:=100-[.I18]*100/[.F18]" office:value-type="float" office:value="3.83720138841625">
            <text:p>3.8372013884</text:p>
          </table:table-cell>
          <table:table-cell table:formula="of:=100-[.J18]*100/[.G18]" office:value-type="float" office:value="2.28658536585365">
            <text:p>2.2865853659</text:p>
          </table:table-cell>
        </table:table-row>
        <table:table-row table:style-name="ro1">
          <table:table-cell table:style-name="ce3" office:value-type="string">
            <text:p>PGPgiantcompo</text:p>
          </table:table-cell>
          <table:table-cell table:style-name="ce9" office:value-type="float" office:value="1.37">
            <text:p>1.37</text:p>
          </table:table-cell>
          <table:table-cell table:style-name="ce15" office:value-type="float" office:value="362.2">
            <text:p>362.2</text:p>
          </table:table-cell>
          <table:table-cell table:style-name="ce21" office:value-type="float" office:value="355">
            <text:p>355</text:p>
          </table:table-cell>
          <table:table-cell table:style-name="ce9" office:value-type="float" office:value="0.74">
            <text:p>0.74</text:p>
          </table:table-cell>
          <table:table-cell table:style-name="ce1" office:value-type="float" office:value="365.9">
            <text:p>365.9</text:p>
          </table:table-cell>
          <table:table-cell table:style-name="ce19" office:value-type="float" office:value="360">
            <text:p>360</text:p>
          </table:table-cell>
          <table:table-cell table:style-name="ce28" office:value-type="float" office:value="1.455316">
            <text:p>1.455316</text:p>
          </table:table-cell>
          <table:table-cell table:style-name="ce33" office:value-type="float" office:value="362.4">
            <text:p>362.4</text:p>
          </table:table-cell>
          <table:table-cell table:style-name="ce42" office:value-type="float" office:value="358">
            <text:p>358</text:p>
          </table:table-cell>
          <table:table-cell table:formula="of:=100-[.I19]*100/[.C19]" office:value-type="float" office:value="-0.055218111540583">
            <text:p>-0.0552181115</text:p>
          </table:table-cell>
          <table:table-cell table:formula="of:=100-[.J19]*100/[.D19]" office:value-type="float" office:value="-0.845070422535216">
            <text:p>-0.8450704225</text:p>
          </table:table-cell>
          <table:table-cell table:formula="of:=100-[.I19]*100/[.F19]" office:value-type="float" office:value="0.956545504236118">
            <text:p>0.9565455042</text:p>
          </table:table-cell>
          <table:table-cell table:formula="of:=100-[.J19]*100/[.G19]" office:value-type="float" office:value="0.555555555555557">
            <text:p>0.5555555556</text:p>
          </table:table-cell>
        </table:table-row>
        <table:table-row table:style-name="ro1">
          <table:table-cell office:value-type="string">
            <text:p>Soc-Slashdot0902</text:p>
          </table:table-cell>
          <table:table-cell office:value-type="float" office:value="137.66">
            <text:p>137.66</text:p>
          </table:table-cell>
          <table:table-cell office:value-type="float" office:value="60188.2">
            <text:p>60188.2</text:p>
          </table:table-cell>
          <table:table-cell office:value-type="float" office:value="59061">
            <text:p>59061</text:p>
          </table:table-cell>
          <table:table-cell office:value-type="float" office:value="48.36">
            <text:p>48.36</text:p>
          </table:table-cell>
          <table:table-cell office:value-type="float" office:value="58214.4">
            <text:p>58214.4</text:p>
          </table:table-cell>
          <table:table-cell office:value-type="float" office:value="57466">
            <text:p>57466</text:p>
          </table:table-cell>
          <table:table-cell office:value-type="float" office:value="835.664">
            <text:p>835.664</text:p>
          </table:table-cell>
          <table:table-cell table:style-name="ce32" office:value-type="float" office:value="54749.2">
            <text:p>54749.2</text:p>
          </table:table-cell>
          <table:table-cell office:value-type="float" office:value="54532">
            <text:p>54532</text:p>
          </table:table-cell>
          <table:table-cell table:formula="of:=100-[.I20]*100/[.C20]" office:value-type="float" office:value="9.03665502540365">
            <text:p>9.0366550254</text:p>
          </table:table-cell>
          <table:table-cell table:formula="of:=100-[.J20]*100/[.D20]" office:value-type="float" office:value="7.66834289971385">
            <text:p>7.6683428997</text:p>
          </table:table-cell>
          <table:table-cell table:formula="of:=100-[.I20]*100/[.F20]" office:value-type="float" office:value="5.95247911169746">
            <text:p>5.9524791117</text:p>
          </table:table-cell>
          <table:table-cell table:formula="of:=100-[.J20]*100/[.G20]" office:value-type="float" office:value="5.10562767549507">
            <text:p>5.1056276755</text:p>
          </table:table-cell>
        </table:table-row>
        <table:table-row table:style-name="ro1">
          <table:table-cell table:style-name="ce3" office:value-type="string">
            <text:p>Web-Google</text:p>
          </table:table-cell>
          <table:table-cell table:style-name="ce9" office:value-type="float" office:value="58">
            <text:p>58</text:p>
          </table:table-cell>
          <table:table-cell table:style-name="ce1" office:value-type="float" office:value="11113.3">
            <text:p>11113.3</text:p>
          </table:table-cell>
          <table:table-cell table:style-name="ce19" office:value-type="float" office:value="11025">
            <text:p>11025</text:p>
          </table:table-cell>
          <table:table-cell table:style-name="ce9" office:value-type="float" office:value="49.86">
            <text:p>49.86</text:p>
          </table:table-cell>
          <table:table-cell table:style-name="ce15" office:value-type="float" office:value="11108">
            <text:p>11108</text:p>
          </table:table-cell>
          <table:table-cell table:style-name="ce19" office:value-type="float" office:value="10999">
            <text:p>10999</text:p>
          </table:table-cell>
          <table:table-cell table:style-name="ce28" office:value-type="float" office:value="356.569">
            <text:p>356.569</text:p>
          </table:table-cell>
          <table:table-cell table:style-name="ce33" office:value-type="float" office:value="11165.8">
            <text:p>11165.8</text:p>
          </table:table-cell>
          <table:table-cell table:style-name="ce41" office:value-type="float" office:value="10990">
            <text:p>10990</text:p>
          </table:table-cell>
          <table:table-cell table:formula="of:=100-[.I21]*100/[.C21]" office:value-type="float" office:value="-0.472406935833646">
            <text:p>-0.4724069358</text:p>
          </table:table-cell>
          <table:table-cell table:formula="of:=100-[.J21]*100/[.D21]" office:value-type="float" office:value="0.317460317460316">
            <text:p>0.3174603175</text:p>
          </table:table-cell>
          <table:table-cell table:formula="of:=100-[.I21]*100/[.F21]" office:value-type="float" office:value="-0.520345696795104">
            <text:p>-0.5203456968</text:p>
          </table:table-cell>
          <table:table-cell table:formula="of:=100-[.J21]*100/[.G21]" office:value-type="float" office:value="0.0818256205109549">
            <text:p>0.0818256205</text:p>
          </table:table-cell>
        </table:table-row>
        <table:table-row table:style-name="ro1">
          <table:table-cell table:style-name="ce3" office:value-type="string">
            <text:p>Wiki-Talk</text:p>
          </table:table-cell>
          <table:table-cell table:style-name="ce9" office:value-type="float" office:value="23526.26">
            <text:p>23526.26</text:p>
          </table:table-cell>
          <table:table-cell table:style-name="ce1" office:value-type="float" office:value="85962.4">
            <text:p>85962.4</text:p>
          </table:table-cell>
          <table:table-cell table:style-name="ce19" office:value-type="float" office:value="82856">
            <text:p>82856</text:p>
          </table:table-cell>
          <table:table-cell table:style-name="ce9" office:value-type="float" office:value="2891.09">
            <text:p>2891.09</text:p>
          </table:table-cell>
          <table:table-cell table:style-name="ce1" office:value-type="float" office:value="86324.3">
            <text:p>86324.3</text:p>
          </table:table-cell>
          <table:table-cell table:style-name="ce21" office:value-type="float" office:value="74319">
            <text:p>74319</text:p>
          </table:table-cell>
          <table:table-cell table:style-name="ce28" office:value-type="float" office:value="111381.98">
            <text:p>111381.98</text:p>
          </table:table-cell>
          <table:table-cell table:style-name="ce34" office:value-type="float" office:value="75308">
            <text:p>75308</text:p>
          </table:table-cell>
          <table:table-cell table:style-name="ce42" office:value-type="float" office:value="74878">
            <text:p>74878</text:p>
          </table:table-cell>
          <table:table-cell table:formula="of:=100-[.I22]*100/[.C22]" office:value-type="float" office:value="12.3942560933617">
            <text:p>12.3942560934</text:p>
          </table:table-cell>
          <table:table-cell table:formula="of:=100-[.J22]*100/[.D22]" office:value-type="float" office:value="9.62875350004828">
            <text:p>9.6287535</text:p>
          </table:table-cell>
          <table:table-cell table:formula="of:=100-[.I22]*100/[.F22]" office:value-type="float" office:value="12.7615283297982">
            <text:p>12.7615283298</text:p>
          </table:table-cell>
          <table:table-cell table:formula="of:=100-[.J22]*100/[.G22]" office:value-type="float" office:value="-0.752162973129344">
            <text:p>-0.7521629731</text:p>
          </table:table-cell>
        </table:table-row>
        <table:table-row table:style-name="ro1">
          <table:table-cell table:style-name="ce6" office:value-type="string">
            <text:p>Wordassociation-2011</text:p>
          </table:table-cell>
          <table:table-cell table:style-name="ce12" office:value-type="float" office:value="20.09">
            <text:p>20.09</text:p>
          </table:table-cell>
          <table:table-cell table:style-name="ce17" office:value-type="float" office:value="10981.6">
            <text:p>10981.6</text:p>
          </table:table-cell>
          <table:table-cell table:style-name="ce23" office:value-type="float" office:value="10966">
            <text:p>10966</text:p>
          </table:table-cell>
          <table:table-cell table:style-name="ce12" office:value-type="float" office:value="4.27">
            <text:p>4.27</text:p>
          </table:table-cell>
          <table:table-cell table:style-name="ce25" office:value-type="float" office:value="11003.6">
            <text:p>11003.6</text:p>
          </table:table-cell>
          <table:table-cell table:style-name="ce26" office:value-type="float" office:value="10970">
            <text:p>10970</text:p>
          </table:table-cell>
          <table:table-cell table:style-name="ce30" office:value-type="float" office:value="13.663536">
            <text:p>13.663536</text:p>
          </table:table-cell>
          <table:table-cell table:style-name="ce36" office:value-type="float" office:value="11028.6">
            <text:p>11028.6</text:p>
          </table:table-cell>
          <table:table-cell table:style-name="ce44" office:value-type="float" office:value="10976">
            <text:p>10976</text:p>
          </table:table-cell>
          <table:table-cell table:formula="of:=100-[.I23]*100/[.C23]" office:value-type="float" office:value="-0.427988635535797">
            <text:p>-0.4279886355</text:p>
          </table:table-cell>
          <table:table-cell table:formula="of:=100-[.J23]*100/[.D23]" office:value-type="float" office:value="-0.0911909538573781">
            <text:p>-0.0911909539</text:p>
          </table:table-cell>
          <table:table-cell table:formula="of:=100-[.I23]*100/[.F23]" office:value-type="float" office:value="-0.227198371442071">
            <text:p>-0.2271983714</text:p>
          </table:table-cell>
          <table:table-cell table:formula="of:=100-[.J23]*100/[.G23]" office:value-type="float" office:value="-0.054694621695532">
            <text:p>-0.0546946217</text:p>
          </table:table-cell>
        </table:table-row>
        <table:table-row table:style-name="ro2">
          <table:table-cell table:style-name="ce1" table:number-columns-repeated="8"/>
          <table:table-cell/>
          <table:table-cell table:style-name="ce1"/>
          <table:table-cell table:number-columns-repeated="4"/>
        </table:table-row>
        <table:table-row table:style-name="ro2">
          <table:table-cell table:style-name="ce7" office:value-type="string">
            <text:p>geometric_mean:</text:p>
          </table:table-cell>
          <table:table-cell table:style-name="ce7" table:formula="of:=GEOMEAN([.B3:.B23])" office:value-type="float" office:value="115.791352445404">
            <text:p>115.7913524454</text:p>
          </table:table-cell>
          <table:table-cell table:style-name="ce7" table:formula="of:=GEOMEAN([.C3:.C23])" office:value-type="float" office:value="16505.2105433458">
            <text:p>16505.2105433458</text:p>
          </table:table-cell>
          <table:table-cell table:style-name="ce7" table:formula="of:=GEOMEAN([.D3:.D23])" office:value-type="float" office:value="15758.176112564">
            <text:p>15758.176112564</text:p>
          </table:table-cell>
          <table:table-cell table:style-name="ce7" table:formula="of:=GEOMEAN([.E3:.E23])" office:value-type="float" office:value="46.6424480696392">
            <text:p>46.6424480696</text:p>
          </table:table-cell>
          <table:table-cell table:style-name="ce7" table:formula="of:=GEOMEAN([.F3:.F23])" office:value-type="float" office:value="16613.7372303612">
            <text:p>16613.7372303612</text:p>
          </table:table-cell>
          <table:table-cell table:style-name="ce7" table:formula="of:=GEOMEAN([.G3:.G23])" office:value-type="float" office:value="15889.9596056874">
            <text:p>15889.9596056874</text:p>
          </table:table-cell>
          <table:table-cell table:style-name="ce7" table:formula="of:=GEOMEAN([.H3:.H23])" office:value-type="float" office:value="551.043302906198">
            <text:p>551.0433029062</text:p>
          </table:table-cell>
          <table:table-cell table:style-name="ce37" table:formula="of:=GEOMEAN([.I3:.I23])" office:value-type="float" office:value="15088.7286087934">
            <text:p>15088.7286087934</text:p>
          </table:table-cell>
          <table:table-cell table:style-name="ce37" table:formula="of:=GEOMEAN([.J3:.J23])" office:value-type="float" office:value="14612.5300796285">
            <text:p>14612.5300796285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1" table:number-columns-repeated="8"/>
          <table:table-cell/>
          <table:table-cell table:style-name="ce1"/>
          <table:table-cell table:number-columns-repeated="4"/>
        </table:table-row>
        <table:table-row table:style-name="ro2">
          <table:table-cell table:style-name="ce1" table:number-columns-repeated="2"/>
          <table:table-cell table:style-name="ce7" table:formula="of:=[.C25]*100/[.I25]" office:value-type="float" office:value="109.387682496502">
            <text:p>109.3876824965</text:p>
          </table:table-cell>
          <table:table-cell table:style-name="ce7" table:formula="of:=[.D25]*100/[.J25]" office:value-type="float" office:value="107.840162016383">
            <text:p>107.8401620164</text:p>
          </table:table-cell>
          <table:table-cell table:style-name="ce7"/>
          <table:table-cell table:style-name="ce7" table:formula="of:=[.F25]*100/[.I25]" office:value-type="float" office:value="110.106939167022">
            <text:p>110.106939167</text:p>
          </table:table-cell>
          <table:table-cell table:style-name="ce7" table:formula="of:=[.G25]*100/[.J25]" office:value-type="float" office:value="108.742014689433">
            <text:p>108.7420146894</text:p>
          </table:table-cell>
          <table:table-cell table:style-name="ce1" table:number-columns-repeated="2"/>
          <table:table-cell table:style-name="Default"/>
          <table:table-cell table:number-columns-repeated="4"/>
        </table:table-row>
        <table:table-row table:style-name="ro2" table:number-rows-repeated="8"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3" table:number-rows-repeated="2">
          <table:table-cell table:style-name="Default" table:number-columns-repeated="8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8"/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4T10:29:16</dc:date>
    <dc:creator>Sebastian Schlag</dc:creator>
    <meta:generator>LibreOffice/3.5$Linux_X86_64 LibreOffice_project/350m1$Build-2</meta:generator>
    <meta:printed-by>Sebastian Schlag</meta:printed-by>
    <meta:print-date>2014-04-14T09:59:47</meta:print-date>
    <meta:editing-duration>PT6M37S</meta:editing-duration>
    <meta:editing-cycles>5</meta:editing-cycles>
    <meta:document-statistic meta:table-count="1" meta:cell-count="327" meta:object-count="0"/>
  </office:meta>
</office:document-meta>
</file>